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8.467cm" fo:margin-left="-0.194cm" table:align="left" style:writing-mode="lr-tb"/>
    </style:style>
    <style:style style:name="Table1.A" style:family="table-column">
      <style:table-column-properties style:column-width="2.136cm"/>
    </style:style>
    <style:style style:name="Table1.B" style:family="table-column">
      <style:table-column-properties style:column-width="1.697cm"/>
    </style:style>
    <style:style style:name="Table1.C" style:family="table-column">
      <style:table-column-properties style:column-width="2.48cm"/>
    </style:style>
    <style:style style:name="Table1.D" style:family="table-column">
      <style:table-column-properties style:column-width="2.154cm"/>
    </style:style>
    <style:style style:name="Table1.1" style:family="table-row">
      <style:table-row-properties style:min-row-height="0.547cm" style:keep-together="true" fo:keep-together="auto"/>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1.D1" style:family="table-cell">
      <style:table-cell-properties style:vertical-align="middle" fo:padding-left="0.191cm" fo:padding-right="0.191cm" fo:padding-top="0cm" fo:padding-bottom="0cm" fo:border="0.002cm solid #000000" style:writing-mode="lr-tb"/>
    </style:style>
    <style:style style:name="Table1.3" style:family="table-row">
      <style:table-row-properties style:min-row-height="0.601cm" style:keep-together="true" fo:keep-together="auto"/>
    </style:style>
    <style:style style:name="P1" style:family="paragraph" style:parent-style-name="Standard">
      <style:text-properties style:font-style-complex="italic"/>
    </style:style>
    <style:style style:name="P2" style:family="paragraph" style:parent-style-name="Standard">
      <style:paragraph-properties fo:margin-top="0cm" fo:margin-bottom="0cm"/>
      <style:text-properties fo:font-size="12pt" fo:font-weight="bold" style:font-size-asian="12pt" style:font-weight-asian="bold"/>
    </style:style>
    <style:style style:name="P3" style:family="paragraph" style:parent-style-name="Standard">
      <style:paragraph-properties fo:margin-top="0cm" fo:margin-bottom="0cm" fo:line-height="0.353cm"/>
    </style:style>
    <style:style style:name="P4" style:family="paragraph" style:parent-style-name="Standard">
      <style:paragraph-properties fo:margin-top="0cm" fo:margin-bottom="0cm" fo:line-height="0.353cm"/>
      <style:text-properties fo:font-size="8pt" style:font-size-asian="8pt"/>
    </style:style>
    <style:style style:name="P5" style:family="paragraph" style:parent-style-name="Author">
      <style:paragraph-properties fo:margin-top="0cm" fo:margin-bottom="0cm"/>
      <style:text-properties fo:letter-spacing="-0.004cm"/>
    </style:style>
    <style:style style:name="P6" style:family="paragraph" style:parent-style-name="Standard">
      <style:paragraph-properties fo:margin-top="0.212cm" fo:margin-bottom="0cm"/>
      <style:text-properties fo:font-size="12pt" fo:font-weight="bold" style:font-size-asian="12pt" style:font-weight-asian="bold"/>
    </style:style>
    <style:style style:name="P7" style:family="paragraph" style:parent-style-name="Standard">
      <style:paragraph-properties fo:margin-top="0cm" fo:margin-bottom="0.212cm"/>
    </style:style>
    <style:style style:name="P8" style:family="paragraph" style:parent-style-name="Abstract">
      <style:paragraph-properties fo:margin-top="0cm" fo:margin-bottom="0.212cm" fo:text-align="justify" style:justify-single-word="false"/>
      <style:text-properties fo:font-size="9pt" fo:font-weight="normal" style:font-size-asian="9pt" style:font-weight-asian="normal"/>
    </style:style>
    <style:style style:name="P9" style:family="paragraph" style:parent-style-name="Text_20_body">
      <style:paragraph-properties fo:line-height="0.353cm"/>
    </style:style>
    <style:style style:name="P10" style:family="paragraph" style:parent-style-name="Caption">
      <style:paragraph-properties fo:keep-with-next="always"/>
    </style:style>
    <style:style style:name="P11" style:family="paragraph" style:parent-style-name="Paper-Title">
      <style:text-properties fo:font-size="16pt" style:font-size-asian="16pt"/>
    </style:style>
    <style:style style:name="P12" style:family="paragraph" style:parent-style-name="Affiliations">
      <style:text-properties fo:letter-spacing="-0.004cm"/>
    </style:style>
    <style:style style:name="P13" style:family="paragraph" style:parent-style-name="E-Mail">
      <style:text-properties fo:letter-spacing="-0.004cm"/>
    </style:style>
    <style:style style:name="P14" style:family="paragraph" style:parent-style-name="E-Mail">
      <style:paragraph-properties fo:break-before="column"/>
    </style:style>
    <style:style style:name="P15" style:family="paragraph" style:parent-style-name="Text_20_body_20_indent">
      <style:paragraph-properties fo:margin-left="0cm" fo:margin-right="0cm" fo:text-indent="0cm" style:auto-text-indent="false"/>
    </style:style>
    <style:style style:name="P16" style:family="paragraph" style:parent-style-name="Text_20_body_20_indent">
      <style:paragraph-properties fo:margin-left="0cm" fo:margin-right="0cm" fo:text-align="center" style:justify-single-word="false" fo:text-indent="0cm" style:auto-text-indent="false" style:snap-to-layout-grid="fals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8" style:family="paragraph" style:parent-style-name="Text_20_body_20_indent">
      <style:paragraph-properties fo:margin-left="0cm" fo:margin-right="0cm" fo:margin-top="0cm" fo:margin-bottom="0.212cm" fo:text-indent="0cm" style:auto-text-indent="false"/>
    </style:style>
    <style:style style:name="P19" style:family="paragraph" style:parent-style-name="Heading_20_1">
      <style:paragraph-properties fo:margin-top="0.212cm" fo:margin-bottom="0cm"/>
    </style:style>
    <style:style style:name="P20" style:family="paragraph" style:parent-style-name="Heading_20_2">
      <style:paragraph-properties fo:margin-top="0cm" fo:margin-bottom="0cm"/>
    </style:style>
    <style:style style:name="P21" style:family="paragraph" style:parent-style-name="Heading_20_2">
      <style:paragraph-properties fo:margin-top="0.212cm" fo:margin-bottom="0cm"/>
    </style:style>
    <style:style style:name="P22" style:family="paragraph" style:parent-style-name="Heading_20_3">
      <style:paragraph-properties fo:margin-top="0.212cm" fo:margin-bottom="0cm"/>
    </style:style>
    <style:style style:name="P23" style:family="paragraph" style:parent-style-name="Heading_20_4">
      <style:paragraph-properties fo:margin-top="0.212cm" fo:margin-bottom="0cm"/>
    </style:style>
    <style:style style:name="P24" style:family="paragraph" style:parent-style-name="Paper-Title" style:master-page-name="Standard">
      <style:paragraph-properties style:page-number="auto"/>
    </style:style>
    <style:style style:name="P25" style:family="paragraph" style:parent-style-name="References">
      <style:paragraph-properties fo:text-align="start" style:justify-single-word="false"/>
      <style:text-properties fo:font-size="9pt" style:font-size-asian="9pt"/>
    </style:style>
    <style:style style:name="P26" style:family="paragraph" style:parent-style-name="References">
      <style:paragraph-properties fo:margin-left="0.635cm" fo:margin-right="0cm" fo:text-align="start" style:justify-single-word="false" fo:text-indent="-0.635cm" style:auto-text-indent="false"/>
    </style:style>
    <style:style style:name="T1" style:family="text">
      <style:text-properties fo:font-style="italic" style:font-style-asian="italic"/>
    </style:style>
    <style:style style:name="T2" style:family="text">
      <style:text-properties fo:font-size="8pt" fo:font-style="italic" style:font-size-asian="8pt" style:font-style-asian="italic" style:font-style-complex="italic"/>
    </style:style>
    <style:style style:name="T3" style:family="text">
      <style:text-properties fo:font-size="8pt" style:font-size-asian="8pt"/>
    </style:style>
    <style:style style:name="fr1" style:family="graphic" style:parent-style-name="Frame">
      <style:graphic-properties fo:margin-left="0.33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style:editable="false">
        <style:columns fo:column-count="2" fo:column-gap="0.836cm">
          <style:column style:rel-width="32767*" fo:start-indent="0cm" fo:end-indent="0.418cm"/>
          <style:column style:rel-width="32768*" fo:start-indent="0.4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CM OpenOffice Template for WebSci10</text:p>
      <text:section text:style-name="Sect1" text:name="Section1">
        <text:p text:style-name="P5">1st Author</text:p>
        <text:p text:style-name="P12">1st author's affiliation<text:line-break/>1st line of address<text:line-break/>2nd line of address<text:line-break/>Telephone number, incl. country code</text:p>
        <text:p text:style-name="E-Mail">1st author's email address</text:p>
        <text:p text:style-name="P14">2nd Author</text:p>
        <text:p text:style-name="P12">2nd author's affiliation<text:line-break/>1st line of address<text:line-break/>2nd line of address<text:line-break/>Telephone number, incl. country code</text:p>
        <text:p text:style-name="E-Mail">2nd E-mail</text:p>
        <text:p text:style-name="P14">3rd Author</text:p>
        <text:p text:style-name="P12">3rd author's affiliation<text:line-break/>1st line of address<text:line-break/>2nd line of address<text:line-break/>Telephone number, incl. country code</text:p>
        <text:p text:style-name="P13">3rd E-mail</text:p>
        <text:p text:style-name="E-Mail"/>
      </text:section>
      <text:section text:style-name="Sect2" text:name="Section2">
        <text:p text:style-name="P2">ABSTRACT</text:p>
        <text:p text:style-name="P8">In this paper, we describe the formatting guidelines for ACM SIG Proceedings. We do encourage authors to follow the formatting.</text:p>
        <text:p text:style-name="P6">Keywords</text:p>
        <text:p text:style-name="P7">Keywords are your own designated keywords.</text:p>
        <text:list xml:id="list233745390" text:style-name="Outline">
          <text:list-item>
            <text:h text:style-name="P19" text:outline-level="1">INTRODUCTION</text:h>
          </text:list-item>
        </text:list>
        <text:p text:style-name="P18">The proceedings are the records of the conference. ACM hopes to give these conference by-products a single, high-quality appearance. To do this, we ask that authors follow some simple guidelines. In essence, we ask you to make your paper look exactly like this document. The easiest way to do this is simply to down-load a template from [2], and replace the content with your own material.</text:p>
        <text:list xml:id="list1413770345" text:continue-numbering="true" text:style-name="Outline">
          <text:list-item>
            <text:h text:style-name="P19" text:outline-level="1">PAGE SIZE</text:h>
          </text:list-item>
        </text:list>
        <text:p text:style-name="P18">All material on each page should fit within a rectangle of 18 x 23.5 cm (7" x 9.25"), centered on the page, beginning 2.54 cm (.75") from the top of the page and ending with 2.54 cm (1") from the bottom. <text:s/>The right and left margins should be 1.9 cm (.75”). The text should be in two 8.45 cm (3.33") columns with a .83 cm (.33") gutter.</text:p>
        <text:list xml:id="list635878726" text:continue-numbering="true" text:style-name="Outline">
          <text:list-item>
            <text:h text:style-name="P19" text:outline-level="1">TYPESET TEXT</text:h>
            <text:list>
              <text:list-item>
                <text:h text:style-name="P20" text:outline-level="2">Normal or Body Text</text:h>
              </text:list-item>
            </text:list>
          </text:list-item>
        </text:list>
        <text:p text:style-name="P18">Please use a 9-point Times Roman font, or other Roman font with serifs, as close as possible in appearance to Times Roman in which these guidelines have been set. The goal is to have a 9-point text, as you see here. Please use sans-serif or non-proportional fonts only for special purposes, such as distinguishing source code text. If Times Roman is not available, try the font named Computer Modern Roman. On a Macintosh, use the font named Times. <text:s/>Right margins should be justified, not ragged.</text:p>
        <text:list xml:id="list491881129" text:continue-numbering="true" text:style-name="Outline">
          <text:list-item>
            <text:list>
              <text:list-item>
                <text:h text:style-name="P21" text:outline-level="2">Title and Authors</text:h>
              </text:list-item>
            </text:list>
          </text:list-item>
        </text:list>
        <text:p text:style-name="P7">The title (Helvetica 18-point bold), authors' names (Helvetica 12-point) and affiliations (Helvetica 10-point) run across the full width of the page – one column wide. We also recommend phone number (Helvetica 10-point) and e-mail address (Helvetica 12-point). See the top of this page for three addresses. If only one address is needed, center all address text. For two addresses, use two centered tabs, and so on. For more than three authors, you may have to improvise.</text:p>
        <text:list xml:id="list538338519" text:continue-numbering="true" text:style-name="Outline">
          <text:list-item>
            <text:list>
              <text:list-item>
                <text:h text:style-name="P21" text:outline-level="2"><draw:frame draw:style-name="fr1" draw:name="Frame1" text:anchor-type="paragraph" svg:x="0.198cm" svg:y="0.66cm" svg:width="8.255cm" svg:height="1.669cm" draw:z-index="0"><draw:text-box><text:p text:style-name="P7"/><text:p text:style-name="P9">Copyright is held by the authors.</text:p><text:p text:style-name="P3"><text:span text:style-name="T2">Web Science Conf. 2010</text:span><text:span text:style-name="T3">, April 26-27, 2010, Raleigh, NC, USA.</text:span></text:p><text:p text:style-name="P4"/><text:p text:style-name="P1"/></draw:text-box></draw:frame>First Page Copyright Notice</text:h>
              </text:list-item>
            </text:list>
          </text:list-item>
        </text:list>
        <text:p text:style-name="P18">Please leave 3.81 cm (1.5") of blank text box at the bottom of the left column of the first page for the copyright notice.</text:p>
        <text:list xml:id="list1811128388" text:continue-numbering="true" text:style-name="Outline">
          <text:list-item>
            <text:list>
              <text:list-item>
                <text:h text:style-name="P21" text:outline-level="2">Subsequent Pages</text:h>
              </text:list-item>
            </text:list>
          </text:list-item>
        </text:list>
        <text:p text:style-name="P18">For pages other than the first page, start at the top of the page, and continue in double-column format. <text:s/>The two columns on the last page should be as close to equal length as possible.</text:p>
        <text:p text:style-name="P15"/>
        <text:p text:style-name="P10">Table <text:sequence text:ref-name="refTable0" text:name="Table" text:formula="ooow:Table+1" style:num-format="1">1</text:sequence>. Table captions should be placed above the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Graphics</text:p>
            </table:table-cell>
            <table:table-cell table:style-name="Table1.A1" office:value-type="string">
              <text:p text:style-name="P17">Top</text:p>
            </table:table-cell>
            <table:table-cell table:style-name="Table1.A1" office:value-type="string">
              <text:p text:style-name="P17">In-between</text:p>
            </table:table-cell>
            <table:table-cell table:style-name="Table1.D1" office:value-type="string">
              <text:p text:style-name="P17">Bottom</text:p>
            </table:table-cell>
          </table:table-row>
          <table:table-row table:style-name="Table1.1">
            <table:table-cell table:style-name="Table1.A1" office:value-type="string">
              <text:p text:style-name="P16">Tables</text:p>
            </table:table-cell>
            <table:table-cell table:style-name="Table1.A1" office:value-type="string">
              <text:p text:style-name="P16">End</text:p>
            </table:table-cell>
            <table:table-cell table:style-name="Table1.A1" office:value-type="string">
              <text:p text:style-name="P16">Last</text:p>
            </table:table-cell>
            <table:table-cell table:style-name="Table1.D1" office:value-type="string">
              <text:p text:style-name="P16">First</text:p>
            </table:table-cell>
          </table:table-row>
          <table:table-row table:style-name="Table1.3">
            <table:table-cell table:style-name="Table1.A1" office:value-type="string">
              <text:p text:style-name="P16">Figures</text:p>
            </table:table-cell>
            <table:table-cell table:style-name="Table1.A1" office:value-type="string">
              <text:p text:style-name="P16">Good</text:p>
            </table:table-cell>
            <table:table-cell table:style-name="Table1.A1" office:value-type="string">
              <text:p text:style-name="P16">Similar</text:p>
            </table:table-cell>
            <table:table-cell table:style-name="Table1.D1" office:value-type="string">
              <text:p text:style-name="P16">Very well</text:p>
            </table:table-cell>
          </table:table-row>
        </table:table>
        <text:p text:style-name="P15"/>
        <text:list xml:id="list358365257" text:continue-numbering="true" text:style-name="Outline">
          <text:list-item>
            <text:list>
              <text:list-item>
                <text:h text:style-name="P21" text:outline-level="2">References and Citations</text:h>
              </text:list-item>
            </text:list>
          </text:list-item>
        </text:list>
        <text:p text:style-name="P7">Footnotes should be Times New Roman 9-point, and justified to the full width of the column.</text:p>
        <text:p text:style-name="P7">Use the standard Communications of the ACM format for references – that is, a numbered list at the end of the article, ordered alphabetically by first author, and referenced by numbers in brackets [1]. See the examples of citations at the end of this document. Within this template file, use the style named references for the text of your citation.</text:p>
        <text:p text:style-name="P7">The references are also in 9 p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text:s/>(e.g., “[Robertson, personal communication]”).</text:p>
        <text:list xml:id="list657488930" text:continue-numbering="true" text:style-name="Outline">
          <text:list-item>
            <text:list>
              <text:list-item>
                <text:h text:style-name="P21" text:outline-level="2">Page Numbering, Headers and Footers</text:h>
              </text:list-item>
            </text:list>
          </text:list-item>
        </text:list>
        <text:p text:style-name="P18">Do not include headers, footers or page numbers in your submission. These will be added when the publications are assembled.</text:p>
        <text:list xml:id="list769843414" text:continue-numbering="true" text:style-name="Outline">
          <text:list-item>
            <text:h text:style-name="P19" text:outline-level="1">FIGURES/CAPTIONS</text:h>
          </text:list-item>
        </text:list>
        <text:p text:style-name="P7">Place Tables/Figures/Images in text as close to the reference as possible (see Figure 1). <text:s/>It may extend across both columns to a maximum width of 17.78 cm (7”).</text:p>
        <text:p text:style-name="P7">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list xml:id="list1473530289" text:continue-numbering="true" text:style-name="Outline">
          <text:list-item>
            <text:h text:style-name="P19" text:outline-level="1"><text:soft-page-break/>SECTIONS</text:h>
          </text:list-item>
        </text:list>
        <text:p text:style-name="P18">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text:p>
        <text:list xml:id="list2146394385" text:continue-numbering="true" text:style-name="Outline">
          <text:list-item>
            <text:list>
              <text:list-item>
                <text:h text:style-name="P21" text:outline-level="2">Subsections</text:h>
              </text:list-item>
            </text:list>
          </text:list-item>
        </text:list>
        <text:p text:style-name="P7">The heading of subsections should be in Times New Roman 12-point bold with only the initial letters capitalized. (Note: For subsections and subsubsections, a word like <text:span text:style-name="T1">the</text:span> or <text:span text:style-name="T1">a</text:span> is not capitalized unless it is the first word of the header.)</text:p>
        <text:list xml:id="list176887108" text:continue-numbering="true" text:style-name="Outline">
          <text:list-item>
            <text:list>
              <text:list-item>
                <text:list>
                  <text:list-item>
                    <text:h text:style-name="P22" text:outline-level="3">Subsubsections</text:h>
                  </text:list-item>
                </text:list>
              </text:list-item>
            </text:list>
          </text:list-item>
        </text:list>
        <text:p text:style-name="P18">The heading for subsubsections should be in Times New Roman 11-point italic with initial letters capitalized and 6-points of white space above the subsubsection head.</text:p>
        <text:list xml:id="list2128501074" text:continue-numbering="true" text:style-name="Outline">
          <text:list-item>
            <text:list>
              <text:list-item>
                <text:list>
                  <text:list-item>
                    <text:list>
                      <text:list-item>
                        <text:h text:style-name="P23" text:outline-level="4">Subsubsections</text:h>
                      </text:list-item>
                    </text:list>
                  </text:list-item>
                </text:list>
              </text:list-item>
            </text:list>
          </text:list-item>
        </text:list>
        <text:p text:style-name="P18">The heading for subsubsections should be in Times New Roman 11-point italic with initial letters capitalized.</text:p>
        <text:list xml:id="list91719711" text:continue-numbering="true" text:style-name="Outline">
          <text:list-item>
            <text:h text:style-name="P19" text:outline-level="1">ACKNOWLEDGMENTS</text:h>
          </text:list-item>
        </text:list>
        <text:p text:style-name="P18">Our thanks to ACM SIGCHI for allowing us to modify templates they had developed.</text:p>
        <text:list xml:id="list944168597" text:continue-numbering="true" text:style-name="Outline">
          <text:list-item>
            <text:h text:style-name="P19" text:outline-level="1">REFERENCES</text:h>
          </text:list-item>
        </text:list>
        <text:list xml:id="list470853306" text:style-name="WW8Num2">
          <text:list-item>
            <text:p text:style-name="P25">Anderson, R.E. Social impacts of computing: Codes of professional ethics. Social Science Computing Review, 2 (Winter 1992), 453-469.</text:p>
          </text:list-item>
          <text:list-item>
            <text:p text:style-name="P25">ACM SIG PROCEEDINGS template. http://www.acm.org/sigs/pubs/proceed/template.html.</text:p>
          </text:list-item>
          <text:list-item>
            <text:p text:style-name="P25">Conger., S., and Loch, K.D. (eds.). Ethics and computer use. Commun. ACM 38, 12 (entire issue).</text:p>
          </text:list-item>
          <text:list-item>
            <text:p text:style-name="P25">Mackay, W.E. Ethics, lies and videotape... in Proceedings of CHI '95 (Denver CO, May 1995), ACM Press, 138-145.</text:p>
          </text:list-item>
          <text:list-item>
            <text:p text:style-name="P25">Schwartz, M., and Task Force on Bias-Free Language. Guidelines for Bias-Free Writing. Indiana University Press, Bloomington, IN, 1995.</text:p>
            <text:p text:style-name="P26"/>
          </text:list-item>
        </text:list>
      </text:section>
      <text:section text:style-name="Sect3" text:name="Section3">
        <text:p text:style-name="Paper-Title"/>
        <text:p text:style-name="P11">Columns on last page should be made as close as possible to equal length, please remove these lines in your submiss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1.905cm" fo:margin-right="0cm" fo:text-indent="-0.635cm"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254cm" fo:margin-right="0cm" fo:text-indent="-0.254cm" style:auto-text-indent="false"/>
      <style:text-properties fo:font-size="9pt" style:font-size-asian="9pt"/>
    </style:style>
    <style:style style:name="Bullet" style:family="paragraph" style:parent-style-name="Standard" style:list-style-name="WW8StyleNum1">
      <style:paragraph-properties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meta:initial-creator>End User Computing Services</meta:initial-creator>
    <meta:creation-date>2010-02-18T14:04:00</meta:creation-date>
    <dc:creator>Guus Schreiber</dc:creator>
    <dc:date>2010-02-18T23:52:32</dc:date>
    <meta:print-date>2008-07-14T18:35:00</meta:print-date>
    <meta:editing-cycles>4</meta:editing-cycles>
    <meta:editing-duration>PT00H04M05S</meta:editing-duration>
    <meta:generator>OpenOffice.org/3.1$Unix OpenOffice.org_project/310m19$Build-9420</meta:generator>
    <meta:document-statistic meta:table-count="1" meta:image-count="0" meta:object-count="0" meta:page-count="2" meta:paragraph-count="68" meta:word-count="1047" meta:character-count="6291"/>
  </office:meta>
</office:document-meta>
</file>